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itle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Příručka pro začátečníky</text:h>
      <text:p text:style-name="First_20_paragraph">Tento návod vám krok za krokem ukáže, jak začít s OpenStreetMap. Naučíte se jak si založit účet, jak používat základní programy na editování, a nakonec se naučíte, jak vyrazit ven a shromažďovat informace, které pak lze zanést do mapy. Kapitoly o koordinaci obsahují informace o <text:a xlink:type="simple" xlink:href="../../../../../cs/coordination/" text:style-name="Internet_20_link" text:visited-style-name="Visited_20_Internet_20_Link"><text:span text:style-name="Definition">Mapování HOT na dálku</text:span></text:a></text:p>
      <text:p text:style-name="P2"><text:s/>Zkontrolováno 12.7.2015</text:p>
      <text:p text:style-name="First_20_paragraph">Začínáme</text:p>
      <text:list xml:id="list848490289187739768" text:style-name="L3">
        <text:list-item>
          <text:p text:style-name="P6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6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6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1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1-11T21:13:59.936582918</dc:date>
    <dc:creator>Nick Allen</dc:creator>
    <meta:editing-duration>PT21S</meta:editing-duration>
    <meta:editing-cycles>1</meta:editing-cycles>
    <meta:document-statistic meta:table-count="0" meta:image-count="0" meta:object-count="0" meta:page-count="1" meta:paragraph-count="11" meta:word-count="71" meta:character-count="452" meta:non-whitespace-character-count="392"/>
    <meta:generator>LibreOffice/5.0.3.2$Linux_X86_64 LibreOffice_project/00m0$Build-2</meta:generator>
  </office:meta>
</office:document-meta>
</file>